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05a" officeooo:paragraph-rsid="0013105a"/>
    </style:style>
    <style:style style:name="P2" style:family="paragraph" style:parent-style-name="Standard">
      <style:text-properties officeooo:rsid="0013105a" officeooo:paragraph-rsid="0016796b"/>
    </style:style>
    <style:style style:name="P3" style:family="paragraph" style:parent-style-name="Standard">
      <style:text-properties officeooo:rsid="0014aa4a" officeooo:paragraph-rsid="0014aa4a"/>
    </style:style>
    <style:style style:name="P4" style:family="paragraph" style:parent-style-name="Standard">
      <style:text-properties officeooo:rsid="0016796b" officeooo:paragraph-rsid="0016796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05a" officeooo:paragraph-rsid="0013105a" style:font-weight-asian="bold" style:font-weight-complex="bold"/>
    </style:style>
    <style:style style:name="P6" style:family="paragraph" style:parent-style-name="Standard">
      <style:text-properties fo:font-weight="bold" officeooo:rsid="0016796b" officeooo:paragraph-rsid="0016796b" style:font-weight-asian="bold" style:font-weight-complex="bold"/>
    </style:style>
    <style:style style:name="P7" style:family="paragraph" style:parent-style-name="Standard">
      <style:text-properties fo:font-weight="bold" officeooo:rsid="0014aa4a" officeooo:paragraph-rsid="0014aa4a" style:font-weight-asian="bold" style:font-weight-complex="bold"/>
    </style:style>
    <style:style style:name="P8" style:family="paragraph" style:parent-style-name="Standard">
      <style:text-properties officeooo:rsid="0016796b" officeooo:paragraph-rsid="0016796b"/>
    </style:style>
    <style:style style:name="P9" style:family="paragraph" style:parent-style-name="Standard">
      <style:text-properties officeooo:rsid="001f1b87" officeooo:paragraph-rsid="001f1b87"/>
    </style:style>
    <style:style style:name="T1" style:family="text">
      <style:text-properties officeooo:rsid="0014aa4a"/>
    </style:style>
    <style:style style:name="T2" style:family="text">
      <style:text-properties officeooo:rsid="0016796b"/>
    </style:style>
    <style:style style:name="T3" style:family="text">
      <style:text-properties officeooo:rsid="0017c11e"/>
    </style:style>
    <style:style style:name="T4" style:family="text">
      <style:text-properties officeooo:rsid="001a59ac"/>
    </style:style>
    <style:style style:name="T5" style:family="text">
      <style:text-properties officeooo:rsid="001f1b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PRS2 – <text:span text:style-name="T3">NOx</text:span> senzor<text:note text:id="ftn1" text:note-class="endnote"><text:note-citation>i</text:note-citation><text:note-body><text:p text:style-name="Endnote"/></text:note-body></text:note></text:p>
      <text:p text:style-name="P5"/>
      <text:p text:style-name="P1"/>
      <text:p text:style-name="P1">- problem: potencijalni nedostatak NOx senzora u Draeger FG7500</text:p>
      <text:p text:style-name="P1"/>
      <text:p text:style-name="P7">Zadatak:</text:p>
      <text:p text:style-name="P7"/>
      <text:p text:style-name="P3">- merenje <text:span text:style-name="T2">NO</text:span></text:p>
      <text:p text:style-name="P1">- <text:span text:style-name="T2">senzor sa CAN-om</text:span></text:p>
      <text:p text:style-name="P1"/>
      <text:p text:style-name="P1">-<text:span text:style-name="T4">i</text:span>sprobati komunikaciju izmedju 2 shielda (od proslog semestra da vidimo)</text:p>
      <text:p text:style-name="P1"/>
      <text:p text:style-name="P6">Kljucne reci:</text:p>
      <text:p text:style-name="P4">-draeger cell replacement parts</text:p>
      <text:p text:style-name="P4">-aliexpress draeger o2 senzori</text:p>
      <text:p text:style-name="P4"/>
      <text:p text:style-name="P6">Linkovi:</text:p>
      <text:p text:style-name="P4"/>
      <text:p text:style-name="P2">- <text:span text:style-name="T1">razlika: set &amp; set NO (pretposlednja strana):</text:span></text:p>
      <text:p text:style-name="P2">https://draeger-msi.de/fileadmin/user_upload/draeger-files/pdf/abgasmessgeraete/fg7500/fg7500-pi-10158-en.pdf</text:p>
      <text:p text:style-name="P4"/>
      <text:p text:style-name="P4"><text:a xlink:type="simple" xlink:href="https://www.renesas.com/us/en/document/dst/fs1025-datasheet" office:target-frame-name="_blank" xlink:show="new" text:style-name="Internet_20_link" text:visited-style-name="Visited_20_Internet_20_Link">https://www.renesas.com/us/en/</text:a></text:p>
      <text:p text:style-name="Standard"><text:a xlink:type="simple" xlink:href="https://www.draeger.com/sr_rs/Services" office:target-frame-name="_blank" xlink:show="new" text:style-name="Internet_20_link" text:visited-style-name="Visited_20_Internet_20_Link">https://www.draeger.com/sr_rs/</text:a></text:p>
      <text:p text:style-name="Standard"><text:a xlink:type="simple" xlink:href="https://vi.aliexpress.com/item/1005004452233057.html" office:target-frame-name="_blank" xlink:show="new" text:style-name="Internet_20_link" text:visited-style-name="Visited_20_Internet_20_Link">https://vi.aliexpress.com/</text:a></text:p>
      <text:p text:style-name="Standard"><text:a xlink:type="simple" xlink:href="https://www.fishersci.se/shop/products/dr-ger-oxygen-o2-xxs-replacement-sensor/10387913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www.fishersci.se/shop/products/dr-ger-sensors-x-am-7000-monitors-4/11942411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planitmars.com/products/compatible-o2-cell-for-draeger-547" office:target-frame-name="_blank" xlink:show="new" text:style-name="Internet_20_link" text:visited-style-name="Visited_20_Internet_20_Link">https://planitmars.com/</text:a></text:p>
      <text:p text:style-name="P4"/>
      <text:p text:style-name="P9">Testiranje komunikacije izmedju dva CAN shielda</text:p>
      <text:p text:style-name="P9"/>
      <text:p text:style-name="P4">-Seed studio can bus shield ne salje</text:p>
      <text:p text:style-name="P4">-DFROBOT shield radi sa can-om iz providne kutije</text:p>
      <text:p text:style-name="P4">-reciver i sender rade (<text:span text:style-name="T5">nox senzor </text:span>se treba doraditi)</text:p>
      <text:p text:style-name="P4"/>
      <text:p text:style-name="P9">NAPOMENA: testiranje da li NOX senzor salje podat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3T13:06:43.770748543</meta:creation-date>
    <dc:date>2024-06-14T19:14:59.038131933</dc:date>
    <meta:editing-duration>PT16M3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94" meta:character-count="836" meta:non-whitespace-character-count="764"/>
  </office:meta>
</office:document-meta>
</file>